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oo_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oo_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8T22:28:55</dc:date>
    <dc:creator>sge </dc:creator>
    <meta:editing-duration>PT6H35M37S</meta:editing-duration>
    <meta:editing-cycles>37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7" meta:character-count="532" meta:non-whitespace-character-count="515"/>
  </office:meta>
</office:document-meta>
</file>